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style:text-underline-style="none" officeooo:rsid="002c6f93" officeooo:paragraph-rsid="002c6f93"/>
    </style:style>
    <style:style style:name="P18" style:family="paragraph" style:parent-style-name="Standard">
      <style:text-properties officeooo:rsid="0054aaf2" officeooo:paragraph-rsid="0054aaf2"/>
    </style:style>
    <style:style style:name="P19" style:family="paragraph" style:parent-style-name="Standard">
      <style:text-properties officeooo:rsid="0054aaf2" officeooo:paragraph-rsid="007f1061"/>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text-properties fo:font-style="italic" officeooo:paragraph-rsid="004197b1" style:font-style-asian="italic" style:font-style-complex="italic"/>
    </style:style>
    <style:style style:name="P22" style:family="paragraph" style:parent-style-name="Preformatted_20_Text">
      <style:text-properties fo:font-style="italic" officeooo:paragraph-rsid="0048a095" style:font-style-asian="italic" style:font-style-complex="italic"/>
    </style:style>
    <style:style style:name="P23" style:family="paragraph" style:parent-style-name="Preformatted_20_Text">
      <style:text-properties fo:font-style="italic" officeooo:paragraph-rsid="0066465d" style:font-style-asian="italic" style:font-style-complex="italic"/>
    </style:style>
    <style:style style:name="P24" style:family="paragraph" style:parent-style-name="Preformatted_20_Text">
      <style:text-properties fo:font-style="italic" officeooo:rsid="006efbcc" style:font-style-asian="italic" style:font-style-complex="italic"/>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4b59ff" officeooo:paragraph-rsid="0064c3ec"/>
    </style:style>
    <style:style style:name="P29" style:family="paragraph" style:parent-style-name="Text_20_body">
      <style:text-properties officeooo:rsid="005453ff" officeooo:paragraph-rsid="006efbcc"/>
    </style:style>
    <style:style style:name="P30" style:family="paragraph" style:parent-style-name="Text_20_body">
      <style:text-properties officeooo:rsid="005453ff" officeooo:paragraph-rsid="007021f9"/>
    </style:style>
    <style:style style:name="P31" style:family="paragraph" style:parent-style-name="Text_20_body">
      <style:text-properties officeooo:paragraph-rsid="007021f9"/>
    </style:style>
    <style:style style:name="P32" style:family="paragraph" style:parent-style-name="Text_20_body">
      <style:text-properties officeooo:rsid="007316b6" officeooo:paragraph-rsid="007316b6"/>
    </style:style>
    <style:style style:name="P33" style:family="paragraph" style:parent-style-name="Text_20_body">
      <style:text-properties officeooo:rsid="00750dbe" officeooo:paragraph-rsid="00750dbe"/>
    </style:style>
    <style:style style:name="P34" style:family="paragraph" style:parent-style-name="Text_20_body">
      <style:text-properties officeooo:rsid="003495ad" officeooo:paragraph-rsid="003495ad"/>
    </style:style>
    <style:style style:name="P35" style:family="paragraph" style:parent-style-name="Standard" style:list-style-name="L1">
      <style:text-properties officeooo:paragraph-rsid="002c6f93"/>
    </style:style>
    <style:style style:name="P36" style:family="paragraph" style:parent-style-name="Standard" style:list-style-name="L2">
      <style:text-properties officeooo:paragraph-rsid="004a6b9a"/>
    </style:style>
    <style:style style:name="P37" style:family="paragraph" style:parent-style-name="Standard" style:list-style-name="L3">
      <style:text-properties officeooo:rsid="0040c499" officeooo:paragraph-rsid="0040c499"/>
    </style:style>
    <style:style style:name="P38" style:family="paragraph" style:parent-style-name="Standard" style:list-style-name="L4">
      <style:text-properties officeooo:rsid="0023c327"/>
    </style:style>
    <style:style style:name="P39" style:family="paragraph" style:parent-style-name="Standard" style:list-style-name="L5">
      <style:text-properties officeooo:rsid="002c6f93" officeooo:paragraph-rsid="0064c3ec"/>
    </style:style>
    <style:style style:name="P40" style:family="paragraph" style:parent-style-name="Standard" style:list-style-name="L8"/>
    <style:style style:name="P41" style:family="paragraph" style:parent-style-name="Standard" style:list-style-name="L8">
      <style:text-properties officeooo:rsid="0054aaf2" officeooo:paragraph-rsid="0054aaf2"/>
    </style:style>
    <style:style style:name="P42" style:family="paragraph" style:parent-style-name="Standard" style:list-style-name="L9"/>
    <style:style style:name="P43" style:family="paragraph" style:parent-style-name="Standard" style:list-style-name="L9">
      <style:text-properties officeooo:rsid="0064c3ec" officeooo:paragraph-rsid="0064c3ec"/>
    </style:style>
    <style:style style:name="P44" style:family="paragraph" style:parent-style-name="Standard" style:list-style-name="L10"/>
    <style:style style:name="P45" style:family="paragraph" style:parent-style-name="Standard" style:list-style-name="L11">
      <style:text-properties officeooo:rsid="00508c6d" officeooo:paragraph-rsid="00508c6d"/>
    </style:style>
    <style:style style:name="P46" style:family="paragraph" style:parent-style-name="Standard" style:list-style-name="L12"/>
    <style:style style:name="P47" style:family="paragraph" style:parent-style-name="Standard" style:list-style-name="L12">
      <style:text-properties officeooo:rsid="00309635" officeooo:paragraph-rsid="00340622"/>
    </style:style>
    <style:style style:name="P48" style:family="paragraph" style:parent-style-name="Standard" style:list-style-name="L12">
      <style:text-properties officeooo:rsid="0069cf15" officeooo:paragraph-rsid="0069cf15"/>
    </style:style>
    <style:style style:name="P49" style:family="paragraph" style:parent-style-name="Text_20_body" style:list-style-name="L6">
      <style:text-properties officeooo:rsid="004ed360" officeooo:paragraph-rsid="004ed360"/>
    </style:style>
    <style:style style:name="P50" style:family="paragraph" style:parent-style-name="Text_20_body" style:list-style-name="L7">
      <style:text-properties officeooo:rsid="004ed360" officeooo:paragraph-rsid="004ed360"/>
    </style:style>
    <style:style style:name="P51" style:family="paragraph" style:parent-style-name="Text_20_body" style:list-style-name="L7">
      <style:text-properties officeooo:rsid="004fa761" officeooo:paragraph-rsid="004fa761"/>
    </style:style>
    <style:style style:name="P52" style:family="paragraph" style:parent-style-name="Text_20_body" style:list-style-name="L13">
      <style:text-properties officeooo:rsid="008752c8" officeooo:paragraph-rsid="008752c8"/>
    </style:style>
    <style:style style:name="P53" style:family="paragraph" style:parent-style-name="Text_20_body">
      <style:text-properties officeooo:rsid="00755d63" officeooo:paragraph-rsid="0088594f"/>
    </style:style>
    <style:style style:name="P54" style:family="paragraph" style:parent-style-name="Heading_20_2">
      <style:paragraph-properties fo:text-align="center" style:justify-single-word="false"/>
      <style:text-properties officeooo:rsid="001d98b0" officeooo:paragraph-rsid="001d98b0"/>
    </style:style>
    <style:style style:name="P55" style:family="paragraph" style:parent-style-name="Heading_20_3">
      <style:text-properties officeooo:rsid="004b59ff" officeooo:paragraph-rsid="004b59ff"/>
    </style:style>
    <style:style style:name="P56" style:family="paragraph" style:parent-style-name="Heading_20_3">
      <style:text-properties officeooo:paragraph-rsid="003b977a"/>
    </style:style>
    <style:style style:name="P57" style:family="paragraph" style:parent-style-name="Heading_20_3">
      <style:text-properties officeooo:paragraph-rsid="004fa761"/>
    </style:style>
    <style:style style:name="P58" style:family="paragraph" style:parent-style-name="Heading_20_3">
      <style:text-properties officeooo:rsid="0047ed87" officeooo:paragraph-rsid="0047ed87"/>
    </style:style>
    <style:style style:name="P59" style:family="paragraph" style:parent-style-name="Heading_20_3">
      <style:text-properties officeooo:paragraph-rsid="006c3eb8"/>
    </style:style>
    <style:style style:name="P60" style:family="paragraph" style:parent-style-name="Heading_20_3">
      <style:text-properties officeooo:rsid="00309635" officeooo:paragraph-rsid="00309635"/>
    </style:style>
    <style:style style:name="P61" style:family="paragraph" style:parent-style-name="Heading_20_3">
      <style:text-properties officeooo:rsid="00750dbe" officeooo:paragraph-rsid="00750dbe"/>
    </style:style>
    <style:style style:name="P62" style:family="paragraph" style:parent-style-name="Heading_20_3">
      <style:text-properties officeooo:rsid="003495ad" officeooo:paragraph-rsid="00750dbe"/>
    </style:style>
    <style:style style:name="P63" style:family="paragraph" style:parent-style-name="Heading_20_3" style:list-style-name=""/>
    <style:style style:name="P64" style:family="paragraph" style:parent-style-name="Heading_20_3">
      <style:paragraph-properties fo:break-before="page"/>
    </style:style>
    <style:style style:name="P65"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8752c8" style:font-weight-asian="bold" style:font-weight-complex="bold"/>
    </style:style>
    <style:style style:name="T5" style:family="text">
      <style:text-properties fo:font-weight="bold" officeooo:rsid="0078f80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88594f" style:font-style-asian="italic" style:font-weight-asian="normal" style:font-style-complex="italic" style:font-weight-complex="normal"/>
    </style:style>
    <style:style style:name="T26" style:family="text">
      <style:text-properties officeooo:rsid="004153d7"/>
    </style:style>
    <style:style style:name="T27" style:family="text">
      <style:text-properties officeooo:rsid="004197b1"/>
    </style:style>
    <style:style style:name="T28" style:family="text">
      <style:text-properties fo:font-style="normal" style:font-style-asian="normal" style:font-style-complex="normal"/>
    </style:style>
    <style:style style:name="T29" style:family="text">
      <style:text-properties fo:font-style="normal" officeooo:rsid="004d2402" style:font-style-asian="normal" style:font-style-complex="normal"/>
    </style:style>
    <style:style style:name="T30" style:family="text">
      <style:text-properties fo:font-style="normal" officeooo:rsid="0058d9fc" style:font-style-asian="normal" style:font-style-complex="normal"/>
    </style:style>
    <style:style style:name="T31" style:family="text">
      <style:text-properties fo:font-style="normal" officeooo:rsid="005dcc75" style:font-style-asian="normal" style:font-style-complex="normal"/>
    </style:style>
    <style:style style:name="T32" style:family="text">
      <style:text-properties fo:font-style="normal" officeooo:rsid="006c3eb8" style:font-style-asian="normal" style:font-style-complex="normal"/>
    </style:style>
    <style:style style:name="T33" style:family="text">
      <style:text-properties fo:font-style="normal" officeooo:rsid="006efbcc" style:font-style-asian="normal" style:font-style-complex="normal"/>
    </style:style>
    <style:style style:name="T34" style:family="text">
      <style:text-properties fo:font-style="normal" officeooo:rsid="007021f9" style:font-style-asian="normal" style:font-style-complex="normal"/>
    </style:style>
    <style:style style:name="T35" style:family="text">
      <style:text-properties fo:font-style="normal" officeooo:rsid="00744c2f" style:font-style-asian="normal" style:font-style-complex="normal"/>
    </style:style>
    <style:style style:name="T36" style:family="text">
      <style:text-properties fo:font-style="normal" officeooo:rsid="0081854a"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88594f" style:font-style-asian="normal" style:font-weight-asian="normal" style:font-style-complex="normal" style:font-weight-complex="normal"/>
    </style:style>
    <style:style style:name="T39" style:family="text">
      <style:text-properties officeooo:rsid="004ed360"/>
    </style:style>
    <style:style style:name="T40" style:family="text">
      <style:text-properties officeooo:rsid="004fa761"/>
    </style:style>
    <style:style style:name="T41" style:family="text">
      <style:text-properties officeooo:rsid="004fe0aa"/>
    </style:style>
    <style:style style:name="T42" style:family="text">
      <style:text-properties officeooo:rsid="0051872b"/>
    </style:style>
    <style:style style:name="T43" style:family="text">
      <style:text-properties officeooo:rsid="005361a5"/>
    </style:style>
    <style:style style:name="T44" style:family="text">
      <style:text-properties officeooo:rsid="00548c57"/>
    </style:style>
    <style:style style:name="T45" style:family="text">
      <style:text-properties officeooo:rsid="0054aaf2"/>
    </style:style>
    <style:style style:name="T46" style:family="text">
      <style:text-properties officeooo:rsid="00559c68"/>
    </style:style>
    <style:style style:name="T47" style:family="text">
      <style:text-properties officeooo:rsid="005787df"/>
    </style:style>
    <style:style style:name="T48" style:family="text">
      <style:text-properties officeooo:rsid="0058d9fc"/>
    </style:style>
    <style:style style:name="T49" style:family="text">
      <style:text-properties officeooo:rsid="005da481"/>
    </style:style>
    <style:style style:name="T50" style:family="text">
      <style:text-properties text:display="none"/>
    </style:style>
    <style:style style:name="T51" style:family="text">
      <style:text-properties officeooo:rsid="0066400b" text:display="none"/>
    </style:style>
    <style:style style:name="T52" style:family="text">
      <style:text-properties officeooo:rsid="007f1061" text:display="none"/>
    </style:style>
    <style:style style:name="T53" style:family="text">
      <style:text-properties officeooo:rsid="0062febd"/>
    </style:style>
    <style:style style:name="T54" style:family="text">
      <style:text-properties officeooo:rsid="0064c3ec"/>
    </style:style>
    <style:style style:name="T55" style:family="text">
      <style:text-properties officeooo:rsid="0066400b"/>
    </style:style>
    <style:style style:name="T56" style:family="text">
      <style:text-properties officeooo:rsid="0066465d"/>
    </style:style>
    <style:style style:name="T57" style:family="text">
      <style:text-properties officeooo:rsid="0067b5bc"/>
    </style:style>
    <style:style style:name="T58" style:family="text">
      <style:text-properties officeooo:rsid="0069a8e9"/>
    </style:style>
    <style:style style:name="T59" style:family="text">
      <style:text-properties officeooo:rsid="0069cf15"/>
    </style:style>
    <style:style style:name="T60" style:family="text">
      <style:text-properties officeooo:rsid="006c3eb8"/>
    </style:style>
    <style:style style:name="T61" style:family="text">
      <style:text-properties officeooo:rsid="006e181e"/>
    </style:style>
    <style:style style:name="T62" style:family="text">
      <style:text-properties officeooo:rsid="00743918"/>
    </style:style>
    <style:style style:name="T63" style:family="text">
      <style:text-properties officeooo:rsid="00744c2f"/>
    </style:style>
    <style:style style:name="T64" style:family="text">
      <style:text-properties officeooo:rsid="00748123"/>
    </style:style>
    <style:style style:name="T65" style:family="text">
      <style:text-properties officeooo:rsid="00773165"/>
    </style:style>
    <style:style style:name="T66" style:family="text">
      <style:text-properties fo:font-weight="normal" style:font-weight-asian="normal" style:font-weight-complex="normal"/>
    </style:style>
    <style:style style:name="T67" style:family="text">
      <style:text-properties fo:font-weight="normal" officeooo:rsid="008752c8" style:font-weight-asian="normal" style:font-weight-complex="normal"/>
    </style:style>
    <style:style style:name="T68" style:family="text">
      <style:text-properties fo:font-weight="normal" officeooo:rsid="00755d63" style:font-weight-asian="normal" style:font-weight-complex="normal"/>
    </style:style>
    <style:style style:name="T69" style:family="text">
      <style:text-properties fo:font-weight="normal" officeooo:rsid="008254ed" style:font-weight-asian="normal" style:font-weight-complex="normal"/>
    </style:style>
    <style:style style:name="T70" style:family="text">
      <style:text-properties fo:font-weight="normal" officeooo:rsid="0078f809" style:font-weight-asian="normal" style:font-weight-complex="normal"/>
    </style:style>
    <style:style style:name="T71" style:family="text">
      <style:text-properties fo:font-weight="normal" officeooo:rsid="0084bce6" style:font-weight-asian="normal" style:font-weight-complex="normal"/>
    </style:style>
    <style:style style:name="T72" style:family="text">
      <style:text-properties fo:font-weight="normal" officeooo:rsid="00880772" style:font-weight-asian="normal" style:font-weight-complex="normal"/>
    </style:style>
    <style:style style:name="T73" style:family="text">
      <style:text-properties fo:font-weight="normal" officeooo:rsid="008841fa" style:font-weight-asian="normal" style:font-weight-complex="normal"/>
    </style:style>
    <style:style style:name="T74" style:family="text">
      <style:text-properties fo:font-weight="normal" officeooo:rsid="0088594f" style:font-weight-asian="normal" style:font-weight-complex="normal"/>
    </style:style>
    <style:style style:name="T75" style:family="text">
      <style:text-properties officeooo:rsid="007f1061"/>
    </style:style>
    <style:style style:name="T76" style:family="text">
      <style:text-properties officeooo:rsid="0081854a"/>
    </style:style>
    <style:style style:name="T77" style:family="text">
      <style:text-properties officeooo:rsid="00865498"/>
    </style:style>
    <style:style style:name="T78" style:family="text">
      <style:text-properties officeooo:rsid="0088594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4" text:outline-level="2"/>
      <text:h text:style-name="P54" text:outline-level="2"/>
      <text:h text:style-name="P65" text:outline-level="1">MX-f<text:span text:style-name="T43">lux</text:span> FAQs</text:h>
      <text:p text:style-name="P25"><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1307499557" text:style-name="L1">
        <text:list-item>
          <text:p text:style-name="P35">The menu is set by ~/.fluxbox/menu-<text:span text:style-name="T8">mx</text:span>. <text:span text:style-name="T8">A</text:span>lternative menu<text:span text:style-name="T43">s</text:span> in ~/.fluxbox/menus_other/</text:p>
        </text:list-item>
        <text:list-item>
          <text:p text:style-name="P35">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20"/>
      <text:p text:style-name="P21">session.screen0.toolbar.height: <text:s text:c="2"/><text:span text:style-name="T27">0</text:span><text:tab/></text:p>
      <text:p text:style-name="P21"/>
      <text:p text:style-name="Standard">If a zero is there, it means that the selected style will set the height. Otherwise, a value of 20 to 25 is often comfortable.</text:p>
      <text:p text:style-name="Standard"/>
      <text:p text:style-name="P3"><text:span text:style-name="T27">The toolbar</text:span> contains the following default components (L-R):</text:p>
      <text:p text:style-name="Standard"/>
      <text:p text:style-name="P7">clock </text:p>
      <text:list xml:id="list72779401" text:style-name="L2">
        <text:list-item>
          <text:p text:style-name="P36">To adjust the clock <text:span text:style-name="T10">to</text:span> 12h or 24h, right-click and click <text:span text:style-name="T10">12h or 24h, whichever shows. If that doesn’t work,</text:span> select "Edit clock format." </text:p>
        </text:list-item>
        <text:list-item>
          <text:p text:style-name="P36">24h: <text:span text:style-name="T1">%H:%M</text:span>, 12h: <text:span text:style-name="T1">%I:%M</text:span>.</text:p>
        </text:list-item>
        <text:list-item>
          <text:p text:style-name="P36"><text:span text:style-name="T47">The default for MX-flux is 12h time and date in day/short month format: </text:span><text:span text:style-name="T2">%I:%M <text:s/>%b %d</text:span><text:span text:style-name="T47">.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3698686582" text:style-name="L3">
        <text:list-item>
          <text:p text:style-name="P37">Allows you to switch workspace; same as Control + F1/F2/ etc., <text:span text:style-name="T56">or using the scroll wheel over an empty section of the desktop.</text:span> <text:span text:style-name="T55">Number and name are set in the </text:span><text:span text:style-name="T20">~/.fluxbox/init</text:span><text:span text:style-name="T55">.</text:span></text:p>
        </text:list-item>
      </text:list>
      <text:p text:style-name="Standard">iconbar </text:p>
      <text:list xml:id="list1879867416" text:style-name="L4">
        <text:list-item>
          <text:p text:style-name="P38"><text:soft-page-break/>Here open apps will show a<text:span text:style-name="T43">n icon</text:span>, with various <text:span text:style-name="T55">window </text:span>options available by right-clicking the <text:span text:style-name="T55">relevant icon (including the toolbar itself)</text:span> &gt; iconbar mode. <text:s/><text:span text:style-name="T47">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50"><text:line-break/></text:span><text:span text:style-name="T51">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54">tem</text:span>tray </text:p>
      <text:list xml:id="list2163265542" text:style-name="L5">
        <text:list-item>
          <text:p text:style-name="P39">Equivalent of Notification Area in Xfce. <text:span text:style-name="T48">Default c</text:span>omponents set in <text:span text:style-name="T18">~/.fluxbox/init</text:span>; <text:span text:style-name="T48">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20"/>
      <text:p text:style-name="P22">clock, prevworkspace, workspacename, nextworkspace, iconbar, systemtray </text:p>
      <text:p text:style-name="P13"><text:s/></text:p>
      <text:h text:style-name="Heading_20_3" text:outline-level="3"><text:span text:style-name="T17">How can I get rid of</text:span> th<text:span text:style-name="T44">e</text:span> <text:span text:style-name="T17">FAQ icon or any conky</text:span>?</text:h>
      <text:p text:style-name="P9">Menu &gt; Out of sight &gt; FAQ<text:span text:style-name="T44"> or Conky. </text:span></text:p>
      <text:p text:style-name="P9"/>
      <text:p text:style-name="P9"><text:span text:style-name="T44">The FAQ icon can be restored by navigating ~/.fluxbox/startup and removing the comment sign (= the “#”) at the beginning of the line </text:span><text:span text:style-name="T19">idesk &amp;. </text:span><text:span text:style-name="T30">For the conky, </text:span><text:span text:style-name="T44">click Menu &gt; System &gt; Conky and select the one you want.</text:span></text:p>
      <text:p text:style-name="P9"/>
      <text:h text:style-name="P55" text:outline-level="3">How can I change <text:span text:style-name="T40">or add</text:span> <text:span text:style-name="T39">a menu </text:span>entry?</text:h>
      <text:p text:style-name="P28">Press F3 to get to ~/.fluxbox/, and click on the file <text:span text:style-name="T18">menu-mx </text:span><text:span text:style-name="T29">to edit</text:span>. <text:span text:style-name="T48">The syntax is: [category] (name) {command} – be sure to use brackets, parentheses and braces correctly.</text:span></text:p>
      <text:p text:style-name="P26">Example 1: change “Browser” to open Opera instead of Firefox</text:p>
      <text:list xml:id="list407878794" text:style-name="L6">
        <text:list-item>
          <text:p text:style-name="P49">Find the line with the word Browser (use Ctrl+F if necessary)</text:p>
        </text:list-item>
      </text:list>
      <text:p text:style-name="P26"><text:soft-page-break/><text:tab/><text:tab/>[exec] (Browser) {firefox}</text:p>
      <text:list xml:id="list191229751004318" text:continue-numbering="true" text:style-name="L6">
        <text:list-item>
          <text:p text:style-name="P49">Double-click the word “firefox” in the command part so it is highlighted, then type “opera” <text:span text:style-name="T43">and save,</text:span> producing this result:</text:p>
        </text:list-item>
      </text:list>
      <text:p text:style-name="P26"><text:tab/><text:tab/>[exec] (Browser) {<text:span text:style-name="T40">opera</text:span>}</text:p>
      <text:p text:style-name="P26">Example 2: add Skype to the menu</text:p>
      <text:list xml:id="list4159356319" text:style-name="L7">
        <text:list-item>
          <text:p text:style-name="P50">Decide where you want it to show up; for this example, let’s assume you want to put it under “Communicate” <text:span text:style-name="T40">and that you want to label it as “video”</text:span></text:p>
        </text:list-item>
        <text:list-item>
          <text:p text:style-name="P50"><text:span text:style-name="T48">Introduce a new line and f</text:span>ollow the pattern: [<text:span text:style-name="T40">e</text:span>xec] (<text:span text:style-name="T40">m</text:span>enu entry) {<text:span text:style-name="T28">command</text:span>}</text:p>
        </text:list-item>
        <text:list-item>
          <text:p text:style-name="P51">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62">forlinux</text:span>}</text:p>
      <text:p text:style-name="P27"><text:s text:c="3"/><text:tab/><text:tab/> [end]</text:p>
      <text:p text:style-name="P27"><draw:frame draw:style-name="fr2" draw:name="Frame3" text:anchor-type="paragraph" svg:y="0.7307in" svg:width="3.5898in" draw:z-index="4"><draw:text-box fo:min-height="4.1047in"><text:p text:style-name="Caption"><draw:frame draw:style-name="fr4"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50"><text:line-break/></text:span><text:span text:style-name="T52">LOLOLO</text:span><text:span text:style-name="T1">Writer and qpdfview grouped together, tabs on top</text:span></text:p></draw:text-box></draw:frame>NOTE: <text:span text:style-name="T62">as the second example shows, </text:span>the command <text:span text:style-name="T45">to use </text:span>may not always be obvious, so <text:span text:style-name="T41">if necessary open</text:span> All apps (F6), right-click the entry you are interested <text:span text:style-name="T49">in </text:span>&gt; Edit <text:span text:style-name="T48">and</text:span> <text:span text:style-name="T45">copy</text:span> the correct <text:span text:style-name="T48">full </text:span>command <text:span text:style-name="T45">for the menu</text:span>.</text:p>
      <text:h text:style-name="P56" text:outline-level="3"><text:span text:style-name="T11">What else should I know about the w</text:span>indows?</text:h>
      <text:p text:style-name="P17">Properties</text:p>
      <text:list xml:id="list2349246218" text:style-name="L8">
        <text:list-item>
          <text:p text:style-name="P40">Resize: Alt + right click near the corner you want to change<text:span text:style-name="T45"> and drag.</text:span></text:p>
        </text:list-item>
        <text:list-item>
          <text:p text:style-name="P41">Move: Alt + left click and drag.</text:p>
        </text:list-item>
      </text:list>
      <text:p text:style-name="P18"/>
      <text:p text:style-name="P19">You can combine multiple windows into one window with tabs across the top by simply <text:span text:style-name="T75">Ctrl-C</text:span>licking <text:span text:style-name="T61">and holding </text:span>the <text:span text:style-name="T61">titlebar</text:span> of one window and dragging and dropping <text:span text:style-name="T75">it</text:span> on another window. <text:span text:style-name="T75">Reverse the procedure to separate them again.</text:span></text:p>
      <text:p text:style-name="P19"/>
      <text:p text:style-name="P19"><text:span text:style-name="T60">More: </text:span><text:a xlink:type="simple" xlink:href="http://fluxbox.sourceforge.net/docbook/en/html/chap-tabs.html" text:style-name="Internet_20_link" text:visited-style-name="Visited_20_Internet_20_Link"><text:span text:style-name="T60">http://fluxbox.sourceforge.net/docbook/en/html/chap-tabs.html</text:span></text:a><text:span text:style-name="T60"> </text:span></text:p>
      <text:h text:style-name="P57" text:outline-level="3"><text:span text:style-name="T11">I see s</text:span>tyles <text:span text:style-name="T11">in the menu, what are those?</text:span> </text:h>
      <text:p text:style-name="P16">Styles are simple text files that tell fluxbox how to generate the appearance of different components of the window manager. Fluxbox ships with a <text:soft-page-break/>large number <text:span text:style-name="T76">in </text:span><text:span text:style-name="T22">/usr/share/fluxbox/styles/ </text:span><text:span text:style-name="T36">that show in Menu &gt; Look &gt; Style</text:span>, and many more can be found online with a web search on "fluxbox styles." </text:p>
      <text:p text:style-name="P16"/>
      <text:p text:style-name="P16"><text:span text:style-name="T11">Styles can</text:span> include a background image, but that is blocked in MX-f<text:span text:style-name="T43">lux</text:span> by <text:span text:style-name="T56">default</text:span> <text:span text:style-name="T56">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3">! The following line will prevent styles from setting the background.</text:p>
      <text:p text:style-name="P15"><text:span text:style-name="T1">#</text:span>background: none</text:p>
      <text:p text:style-name="P20"/>
      <text:p text:style-name="P6">If you like a style but want to change certain traits, copy it to ~/.fluxbox/styles/, rename it, and make your changes (consult Ubuntu style guide under Links, below). <text:span text:style-name="T76">One of t</text:span>he default style<text:span text:style-name="T76">s</text:span> for MX-f<text:span text:style-name="T43">lux in that folder</text:span>, for instance, is a modified form o<text:span text:style-name="T45">f</text:span> “Twice” copied <text:span text:style-name="T76">and</text:span> renamed “MX-Twice,” <text:span text:style-name="T76">then </text:span>modified to center the window titles. </text:p>
      <text:h text:style-name="Heading_20_3" text:outline-level="3"><text:span text:style-name="T11">Can I change the b</text:span>ackground?</text:h>
      <text:p text:style-name="P14"><text:span text:style-name="T58">First make sure the overlay file is blocking the style from determining the background. Then click Menu &gt; Look &gt; Backgrounds to see the available choices. </text:span>The list that pops up from the menu entry includes <text:span text:style-name="T49">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58" text:outline-level="3">Conky </text:h>
      <text:p text:style-name="P29"><text:span text:style-name="T31">MX-flux users can make use of the default conky set for MX Linux by </text:span><text:span text:style-name="T33">clicking Menu &gt; System &gt; Conky to bring up a selection box for MX-Conky. </text:span></text:p>
      <text:p text:style-name="P30"><text:span text:style-name="T28">Users on MX-19 will </text:span><text:span text:style-name="T34">likely </text:span><text:span text:style-name="T28">need to change a setting to gain transparency. </text:span><text:span text:style-name="T33">After opening the conky in MX-Conky, click on the Edit button. Search the </text:span><text:span text:style-name="T34">text that pops up for the line:</text:span></text:p>
      <text:p text:style-name="P20">own_window_transparent no</text:p>
      <text:p text:style-name="P20"/>
      <text:p text:style-name="P30"><text:span text:style-name="T34">and</text:span><text:span text:style-name="T33"> replace it with: </text:span></text:p>
      <text:p text:style-name="P24">own_window_transparent yes</text:p>
      <text:p text:style-name="P20"/>
      <text:p text:style-name="P31"><text:span text:style-name="T33">Save the changed text with </text:span><text:span text:style-name="T34">the</text:span><text:span text:style-name="T33"> ending “_fb” so that you will not override that conky for Xfce users. </text:span></text:p>
      <text:p text:style-name="P32"><text:span text:style-name="T33">T</text:span><text:span text:style-name="T28">o autostart a specific conky, open </text:span><text:span text:style-name="T18">~/.fluxbox/startup</text:span><text:span text:style-name="T28">, look for the line that starts with </text:span><text:span text:style-name="T23">conky -p 5 </text:span><text:span text:style-name="T37">(it may be commented out)</text:span><text:span text:style-name="T18">,</text:span><text:span text:style-name="T28"> change the conky location to the one you want and uncomment if necessary.</text:span></text:p>
      <text:h text:style-name="P59" text:outline-level="3"><text:span text:style-name="T60">What t</text:span>erminal<text:span text:style-name="T11">s are available?</text:span></text:h>
      <text:list xml:id="list3300268508" text:style-name="L9">
        <text:list-item>
          <text:p text:style-name="P42">F4 <text:span text:style-name="T46">(or Menu &gt; Terminal) </text:span>= Drop-down Xfce4-terminal</text:p>
        </text:list-item>
        <text:list-item>
          <text:p text:style-name="P42">Alt + F2 = xterm terminal</text:p>
        </text:list-item>
        <text:list-item>
          <text:p text:style-name="P42"><text:span text:style-name="T26">F2 (or: Menu &gt; </text:span>Run…<text:span text:style-name="T26">)</text:span> <text:s/>= little command terminal (fbrun) </text:p>
        </text:list-item>
        <text:list-item>
          <text:p text:style-name="P43">F2, and enter <text:span text:style-name="T18">xfce4-terminal </text:span><text:span text:style-name="T28">to get a </text:span><text:span text:style-name="T32">movable</text:span><text:span text:style-name="T28"> Xfce terminal.</text:span></text:p>
        </text:list-item>
      </text:list>
      <text:h text:style-name="Heading_20_3" text:outline-level="3"><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6">unsure whether a</text:span>ll of them work. <text:span text:style-name="T11">The names of a couple of the keys are a bit obscure:</text:span></text:p>
      <text:list xml:id="list2273210386" text:style-name="L10">
        <text:list-item>
          <text:p text:style-name="P44">Mod1 = Alt</text:p>
        </text:list-item>
        <text:list-item>
          <text:p text:style-name="P44"><text:soft-page-break/>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text:span text:style-name="T77">7</text:span> dedicated function keys in MX-f<text:span text:style-name="T43">lux (see top of </text:span><text:span text:style-name="T21">keys</text:span><text:span text:style-name="T43"> to change)</text:span>:</text:p>
      <text:list xml:id="list496446089" text:style-name="L11">
        <text:list-item>
          <text:p text:style-name="P45">F1: <text:span text:style-name="T42">fluxbox </text:span>FAQs </text:p>
        </text:list-item>
        <text:list-item>
          <text:p text:style-name="P45">F2: Run command</text:p>
        </text:list-item>
        <text:list-item>
          <text:p text:style-name="P45">F3: File manager</text:p>
        </text:list-item>
        <text:list-item>
          <text:p text:style-name="P45">F4: Drop-down terminal</text:p>
        </text:list-item>
        <text:list-item>
          <text:p text:style-name="P45">F5: MX Tools</text:p>
        </text:list-item>
        <text:list-item>
          <text:p text:style-name="P45">F6: All app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63">location, </text:span>etc. Your choices are recorded in <text:span text:style-name="T18">~/.fluxbox/apps </text:span><text:span text:style-name="T35">and allow you to control many window specifics</text:span>.</text:p>
      <text:h text:style-name="P60" text:outline-level="3">What screen options exist?</text:h>
      <text:list xml:id="list2114948223" text:style-name="L12">
        <text:list-item>
          <text:p text:style-name="P46"><text:span text:style-name="T59">Brightness:</text:span> right-click the battery icon in the systray </text:p>
        </text:list-item>
        <text:list-item>
          <text:p text:style-name="P47"><text:span text:style-name="T59">C</text:span>apture: if you have a Print Screen (AKA Print, PrtSc, etc.) key, try using that; if that doesn’t work or exist, click <text:span text:style-name="T64">M</text:span>enu &gt; <text:span text:style-name="T64">A</text:span>ccessories &gt; <text:span text:style-name="T64">C</text:span>apture</text:p>
        </text:list-item>
        <text:list-item>
          <text:p text:style-name="P48">Screensaver: Menu &gt; Accessories &gt; Screensaver</text:p>
        </text:list-item>
      </text:list>
      <text:h text:style-name="P61" text:outline-level="3">I have read about the slit: what is that?</text:h>
      <text:p text:style-name="P33"><draw:frame draw:style-name="fr5" draw:name="Image4" text:anchor-type="paragraph" svg:y="0.0409in" svg:width="1.1563in" svg:height="3.2709in" draw:z-index="6"><draw:image xlink:href="Pictures/100000000000006F0000013A347178ECE3144B73.png" xlink:type="simple" xlink:show="embed" xlink:actuate="onLoad" loext:mime-type="image/png"/></draw:frame>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53">Many available <text:span text:style-name="T65">in the repos</text:span> may not work well, <text:span text:style-name="T65">but it’s worth taking a look</text:span>. </text:p>
      <text:p text:style-name="P53"><text:span text:style-name="T67">One</text:span><text:span text:style-name="T70"> very interesting </text:span><text:span text:style-name="T71">and useful dockapp </text:span><text:span text:style-name="T74">not found with that apt-cache search</text:span><text:span text:style-name="T70"> is the monitor stack </text:span><text:a xlink:type="simple" xlink:href="http://gkrellm.srcbox.net/" text:style-name="Internet_20_link" text:visited-style-name="Visited_20_Internet_20_Link"><text:span text:style-name="T5">gkrellm</text:span></text:a><text:span text:style-name="T70">, in</text:span><text:span text:style-name="T71">stalled by default </text:span><text:span text:style-name="T73">in MX-flux</text:span><text:span text:style-name="T70">. </text:span><text:span text:style-name="T69">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69">many skins</text:span></text:a><text:span text:style-name="T69"> </text:span><text:span text:style-name="T72">and </text:span><text:a xlink:type="simple" xlink:href="http://gkrellm.srcbox.net/Plugins.html" text:style-name="Internet_20_link" text:visited-style-name="Visited_20_Internet_20_Link"><text:span text:style-name="T69">many plugins</text:span></text:a><text:span text:style-name="T69">. </text:span></text:p>
      <text:p text:style-name="P53"><text:span text:style-name="T72">One handy plugin</text:span><text:span text:style-name="T69"> is </text:span><text:span text:style-name="T4">gkrellweather</text:span><text:span text:style-name="T67">, which works well </text:span><text:span text:style-name="T38">when the version in the MX repos is installed (the Debian one is broken at the moment).</text:span></text:p>
      <text:h text:style-name="P62" text:outline-level="3">Can I make use of bluetooth <text:span text:style-name="T13">devices</text:span>?</text:h>
      <text:p text:style-name="P34">Yes. It is disabled by default, but to set it up click menu &gt; Settings &gt; Bluetooth. An icon will appear in the systray that you can right click to see a menu <text:span text:style-name="T13">with many options, including Exit.</text:span></text:p>
      <text:h text:style-name="P63" text:outline-level="3"/>
      <text:h text:style-name="P64"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3">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text:span text:style-name="T78">v</text:span>. 20191<text:span text:style-name="T57">2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8T19:12:28.267273073</dc:date>
    <meta:editing-duration>PT7H7M4S</meta:editing-duration>
    <meta:editing-cycles>96</meta:editing-cycles>
    <meta:generator>LibreOffice/6.1.5.2$Linux_X86_64 LibreOffice_project/10$Build-2</meta:generator>
    <meta:document-statistic meta:table-count="0" meta:image-count="5" meta:object-count="0" meta:page-count="6" meta:paragraph-count="112" meta:word-count="1503" meta:character-count="9036" meta:non-whitespace-character-count="7611"/>
  </office:meta>
</office:document-meta>
</file>